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ADDBAN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AddBan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P12">&lt;addban&gt;</text:p>
            <text:p text:style-name="P12"><text:tab/>&lt;pattern value="127.0.0.1" /&gt;</text:p>
            <text:p text:style-name="P12">&lt;/addban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pattern</text:span> retorne “127.0.0.1”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43:45</dc:date>
    <dc:language>es-CO</dc:language>
    <meta:editing-cycles>67</meta:editing-cycles>
    <meta:editing-duration>PT37M24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59" meta:character-count="421"/>
  </office:meta>
</office:document-meta>
</file>